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>
      <style:graphic-properties/>
    </style:style>
  </office:automatic-styles>
  <office:body>
    <office:text text:use-soft-page-breaks="true">
      <text:p text:style-name="P1">TP Noté</text:p>
      <text:p text:style-name="Standard"/>
      <text:p text:style-name="Standard">Question du préambule :</text:p>
      <text:p text:style-name="Standard">Pour résoudre ce problème, nous pouvons utiliser la topologie en étoile.</text:p>
      <text:p text:style-name="Standard">Le service central centralise le calcul global. Il répartie les petits calculs vers les clients et récupère les résultats renvoyés par les clients.</text:p>
      <text:p text:style-name="Standard">Lorsqu’un nouveau client se connecte, le service central lui envoie un bout du calcul.</text:p>
      <text:p text:style-name="Standard">Question 2 :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Taille de l’image</text:p>
          </table:table-cell>
          <table:table-cell table:style-name="TableCell7">
            <text:p text:style-name="Standard">Temps de calcul (ms)</text:p>
          </table:table-cell>
        </table:table-row>
        <table:table-row table:style-name="TableRow8">
          <table:table-cell table:style-name="TableCell9">
            <text:p text:style-name="P10">16x16</text:p>
          </table:table-cell>
          <table:table-cell table:style-name="TableCell11">
            <text:p text:style-name="Standard">35</text:p>
          </table:table-cell>
        </table:table-row>
        <table:table-row table:style-name="TableRow12">
          <table:table-cell table:style-name="TableCell13">
            <text:p text:style-name="P14">32x32</text:p>
          </table:table-cell>
          <table:table-cell table:style-name="TableCell15">
            <text:p text:style-name="Standard">68</text:p>
          </table:table-cell>
        </table:table-row>
        <table:table-row table:style-name="TableRow16">
          <table:table-cell table:style-name="TableCell17">
            <text:p text:style-name="Standard">64x64</text:p>
          </table:table-cell>
          <table:table-cell table:style-name="TableCell18">
            <text:p text:style-name="Standard">151</text:p>
          </table:table-cell>
        </table:table-row>
        <table:table-row table:style-name="TableRow19">
          <table:table-cell table:style-name="TableCell20">
            <text:p text:style-name="Standard">128x128</text:p>
          </table:table-cell>
          <table:table-cell table:style-name="TableCell21">
            <text:p text:style-name="Standard">383</text:p>
          </table:table-cell>
        </table:table-row>
        <table:table-row table:style-name="TableRow22">
          <table:table-cell table:style-name="TableCell23">
            <text:p text:style-name="Standard">256x256</text:p>
          </table:table-cell>
          <table:table-cell table:style-name="TableCell24">
            <text:p text:style-name="Standard">761</text:p>
          </table:table-cell>
        </table:table-row>
        <table:table-row table:style-name="TableRow25">
          <table:table-cell table:style-name="TableCell26">
            <text:p text:style-name="Standard">512x512</text:p>
          </table:table-cell>
          <table:table-cell table:style-name="TableCell27">
            <text:p text:style-name="Standard">1914</text:p>
          </table:table-cell>
        </table:table-row>
        <table:table-row table:style-name="TableRow28">
          <table:table-cell table:style-name="TableCell29">
            <text:p text:style-name="Standard">1024x1024</text:p>
          </table:table-cell>
          <table:table-cell table:style-name="TableCell30">
            <text:p text:style-name="Standard">6072</text:p>
          </table:table-cell>
        </table:table-row>
        <table:table-row table:style-name="TableRow31">
          <table:table-cell table:style-name="TableCell32">
            <text:p text:style-name="Standard">20</text:p>
          </table:table-cell>
          <table:table-cell table:style-name="TableCell33">
            <text:p text:style-name="Standard"/>
          </table:table-cell>
        </table:table-row>
      </table:table>
      <text:p text:style-name="Standard"><draw:frame draw:style-name="a0" draw:name="Graphique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  <text:p text:style-name="Standard">Question 3 :</text:p>
      <text:p text:style-name="Standard">Voici les lignes modifiées pour afficher uniquement deux parties de l’image. On calcul deux images différentes qu’on insèrent dans la fenêtre.</text:p>
      <text:p text:style-name="Standard">int x0 = 0;</text:p>
      <text:p text:style-name="Standard">int y0 = 0;</text:p>
      <text:p text:style-name="Standard">int x1 = largeur/2;</text:p>
      <text:p text:style-name="Standard">int y1 = hauteur/2;</text:p>
      <text:p text:style-name="Standard">int l = largeur/2;</text:p>
      <text:p text:style-name="Standard">int h = hauteur/2;</text:p>
      <text:p text:style-name="Standard"><text:s text:c="11"/></text:p>
      <text:p text:style-name="Standard">System.out.println("Calcul de l'image :\n - Coordonnées : "+x0+","+y0+"\n - Taille "+ largeur + "x" + hauteur);</text:p>
      <text:p text:style-name="Standard">//Image en haut à droite</text:p>
      <text:p text:style-name="Standard">Image image = scene.compute(x0, y0, l, h);</text:p>
      <text:p text:style-name="Standard">//Image en bas à droite</text:p>
      <text:p text:style-name="Standard">Image image2 = scene.compute(x1, y1, l, h);<text:s/></text:p>
      <text:soft-page-break/>
      <text:p text:style-name="Standard">// Affichage de l'image calculée</text:p>
      <text:p text:style-name="Standard">disp.setImage(image, x0, y0);</text:p>
      <text:p text:style-name="Standard">disp.setImage(image2, x1, y1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ibere Le Nalinec</dc:creator>
    <meta:creation-date>2024-06-04T10:27:00Z</meta:creation-date>
    <dc:date>2024-06-05T09:56:00Z</dc:date>
    <meta:template xlink:href="Normal" xlink:type="simple"/>
    <meta:editing-cycles>7</meta:editing-cycles>
    <meta:editing-duration>PT2040S</meta:editing-duration>
    <meta:document-statistic meta:page-count="2" meta:paragraph-count="2" meta:word-count="169" meta:character-count="1100" meta:row-count="7" meta:non-whitespace-character-count="93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3in" svg:stroke-color="#156082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2000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emps de calcul en fonction de la taille de l'image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urée du calcul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ille de l'image</text:p>
            </chart:title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s de calcul (ms)</text:p>
              </table:table-cell>
            </table:table-row>
          </table:table-header-rows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35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68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151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383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761"/>
          </table:table-row>
          <table:table-row>
            <table:table-cell office:value-type="string">
              <text:p>512</text:p>
            </table:table-cell>
            <table:table-cell office:value-type="float" office:value="512"/>
            <table:table-cell office:value-type="float" office:value="1914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6072"/>
          </table:table-row>
          <table:table-row>
            <table:table-cell office:value-type="string">
              <text:p>2048</text:p>
            </table:table-cell>
            <table:table-cell office:value-type="float" office:value="2048"/>
            <table:table-cell office:value-type="float" office:value="21591"/>
          </table:table-row>
          <table:table-row>
            <table:table-cell office:value-type="string">
              <text:p>4096</text:p>
            </table:table-cell>
            <table:table-cell office:value-type="float" office:value="4096"/>
            <table:table-cell office:value-type="float" office:value="8807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stroke-dash draw:name="a4" draw:style="rect" draw:dots1="1" draw:dots1-length="0.04166in" draw:distance="0in"/>
  </office:styles>
</office:document-styles>
</file>